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F00000052D4E8FE1326FF5055.png" manifest:media-type="image/png"/>
  <manifest:file-entry manifest:full-path="Pictures/10000201000002A20000010E32BF4247750534C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b2b2b2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c9211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c9211e" draw:fill="none" fo:min-height="0.589cm"/>
      <style:paragraph-properties style:writing-mode="lr-tb"/>
    </style:style>
    <style:style style:name="gr4" style:family="graphic" style:parent-style-name="standard">
      <style:graphic-properties svg:stroke-width="0.035cm" svg:stroke-color="#c9211e" draw:marker-start-width="0.252cm" draw:marker-end-width="0.252cm" draw:fill="none" draw:textarea-vertical-align="middle" draw:auto-grow-height="false" fo:min-height="1.929cm" fo:min-width="0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1.782cm"/>
      <style:paragraph-properties style:writing-mode="lr-tb"/>
    </style:style>
    <style:style style:name="gr6" style:family="graphic" style:parent-style-name="standard">
      <style:graphic-properties draw:stroke="none" svg:stroke-color="#c9211e" draw:fill="none" fo:min-height="1.177cm"/>
      <style:paragraph-properties style:writing-mode="lr-tb"/>
    </style:style>
    <style:style style:name="gr7" style:family="graphic" style:parent-style-name="standard">
      <style:graphic-properties draw:stroke="none" svg:stroke-color="#c9211e" draw:fill="none" fo:min-height="1.782cm"/>
      <style:paragraph-properties style:writing-mode="lr-tb"/>
    </style:style>
    <style:style style:name="gr8" style:family="graphic" style:parent-style-name="standard">
      <style:graphic-properties svg:stroke-width="0.035cm" svg:stroke-color="#c9211e" draw:marker-start-width="0.252cm" draw:marker-end-width="0.252cm" draw:fill="none" draw:textarea-vertical-align="middle" draw:auto-grow-height="false" fo:min-height="2.606cm" fo:min-width="0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fo:min-height="1.177cm"/>
      <style:paragraph-properties style:writing-mode="lr-tb"/>
    </style:style>
    <style:style style:name="gr10" style:family="graphic" style:parent-style-name="standard">
      <style:graphic-properties draw:stroke="none" svg:stroke-color="#c9211e" draw:fill="none" fo:min-height="1.189cm"/>
      <style:paragraph-properties style:writing-mode="lr-tb"/>
    </style:style>
    <style:style style:name="gr11" style:family="graphic" style:parent-style-name="standard">
      <style:graphic-properties draw:stroke="none" draw:fill="none" fo:min-height="0.5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35cm" svg:stroke-color="#c9211e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c9211e" draw:fill="none" fo:min-height="2.049cm"/>
      <style:paragraph-properties style:writing-mode="lr-tb"/>
    </style:style>
    <style:style style:name="gr15" style:family="graphic" style:parent-style-name="standard">
      <style:graphic-properties svg:stroke-color="#c9211e" draw:fill="none" draw:textarea-horizontal-align="justify" draw:textarea-vertical-align="middle" draw:auto-grow-height="false" fo:min-height="1.814cm" fo:min-width="1.818cm"/>
    </style:style>
    <style:style style:name="gr16" style:family="graphic" style:parent-style-name="standard">
      <style:graphic-properties svg:stroke-width="0.035cm" svg:stroke-color="#c9211e" draw:marker-start-width="0.252cm" draw:marker-end-width="0.252cm" draw:fill="none" draw:textarea-vertical-align="middle" draw:auto-grow-height="false" fo:min-height="3.088cm" fo:min-width="0cm" fo:padding-top="0.142cm" fo:padding-bottom="0.142cm" fo:padding-left="0.267cm" fo:padding-right="0.267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c9211e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  <style:text-properties fo:color="#c9211e" fo:font-size="15pt" fo:font-style="italic" fo:font-weight="bold" style:font-size-asian="15pt" style:font-weight-asian="bold" style:font-size-complex="15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fo:color="#c9211e" fo:font-size="15pt" fo:font-style="italic" fo:font-weight="bold" style:font-size-asian="15pt" style:font-weight-asian="bold" style:font-size-complex="15pt" style:font-weight-complex="bold"/>
    </style:style>
    <style:style style:name="P7" style:family="paragraph">
      <loext:graphic-properties draw:fill="none"/>
      <style:paragraph-properties fo:text-align="start" style:writing-mode="lr-tb"/>
      <style:text-properties fo:color="#c9211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8" style:family="paragraph">
      <loext:graphic-properties draw:fill="none"/>
      <style:paragraph-properties fo:text-align="start" style:writing-mode="lr-tb"/>
      <style:text-properties fo:color="#c9211e" fo:font-size="15pt" fo:font-style="italic" fo:font-weight="normal" style:font-size-asian="15pt" style:font-weight-asian="normal" style:font-size-complex="15pt" style:font-weight-complex="normal"/>
    </style:style>
    <style:style style:name="P9" style:family="paragraph">
      <loext:graphic-properties draw:fill="none"/>
      <style:paragraph-properties style:writing-mode="lr-tb"/>
      <style:text-properties fo:color="#c9211e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  <style:text-properties fo:font-weight="normal"/>
    </style:style>
    <style:style style:name="P11" style:family="paragraph">
      <loext:graphic-properties draw:fill="none"/>
      <style:paragraph-properties fo:text-align="center" style:writing-mode="lr-tb"/>
      <style:text-properties fo:color="#c9211e" fo:font-size="13pt" fo:font-style="italic" fo:font-weight="normal" style:font-size-asian="13pt" style:font-weight-asian="bold" style:font-size-complex="13pt" style:font-weight-complex="bold"/>
    </style:style>
    <style:style style:name="P12" style:family="paragraph">
      <loext:graphic-properties draw:fill="none"/>
      <style:paragraph-properties fo:text-align="start" style:writing-mode="lr-tb"/>
      <style:text-properties fo:color="#c9211e" fo:font-size="13pt" fo:font-style="italic" fo:font-weight="normal" style:font-size-asian="13pt" style:font-weight-asian="normal" style:font-size-complex="13pt" style:font-weight-complex="normal"/>
    </style:style>
    <style:style style:name="P13" style:family="paragraph">
      <loext:graphic-properties draw:fill-color="#ffffff"/>
      <style:paragraph-properties style:writing-mode="lr-tb"/>
    </style:style>
    <style:style style:name="T1" style:family="text">
      <style:text-properties fo:color="#c9211e" fo:font-size="15pt" fo:font-style="italic" fo:font-weight="bold" style:font-size-asian="15pt" style:font-weight-asian="bold" style:font-size-complex="15pt" style:font-weight-complex="bold"/>
    </style:style>
    <style:style style:name="T2" style:family="text">
      <style:text-properties fo:font-variant="normal" fo:text-transform="none" fo:color="#c9211e" style:text-outline="false" style:text-line-through-style="none" style:text-line-through-type="none" style:font-name="Liberation Sans" fo:font-size="15pt" fo:font-style="italic" fo:text-shadow="none" style:text-underline-style="none" fo:font-weight="bold" style:letter-kerning="true" style:font-name-asian="Noto Sans CJK SC" style:font-size-asian="15pt" style:font-style-asian="normal" style:font-weight-asian="bold" style:font-name-complex="Lohit Devanagari" style:font-size-complex="1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c9211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italic" style:font-weight-asian="normal" style:font-name-complex="Lohit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fo:color="#c9211e" fo:font-size="15pt" fo:font-style="italic" fo:font-weight="normal" style:font-size-asian="15pt" style:font-weight-asian="normal" style:font-size-complex="15pt" style:font-weight-complex="normal"/>
    </style:style>
    <style:style style:name="T7" style:family="text">
      <style:text-properties fo:color="#c9211e" fo:font-size="13pt" fo:font-style="italic" fo:font-weight="normal" style:font-size-asian="13pt" style:font-weight-asian="bold" style:font-size-complex="13pt" style:font-weight-complex="bold"/>
    </style:style>
    <style:style style:name="T8" style:family="text">
      <style:text-properties fo:color="#c9211e" fo:font-size="13pt" fo:font-style="italic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6.487cm" svg:height="6.604cm" svg:x="4.341cm" svg:y="1.524cm">
            <draw:image xlink:href="Pictures/10000201000002A20000010E32BF4247750534C8.png" xlink:type="simple" xlink:show="embed" xlink:actuate="onLoad" loext:mime-type="image/png">
              <text:p/>
            </draw:image>
          </draw:frame>
          <draw:line draw:style-name="gr2" draw:text-style-name="P2" draw:layer="layout" svg:x1="4.341cm" svg:y1="8.128cm" svg:x2="3.81cm" svg:y2="9.652cm">
            <text:p/>
          </draw:line>
          <draw:frame draw:style-name="gr3" draw:text-style-name="P4" draw:layer="layout" svg:width="4.064cm" svg:height="0.839cm" svg:x="4.064cm" svg:y="8.636cm">
            <draw:text-box>
              <text:p text:style-name="P3"><text:span text:style-name="T1">permissions</text:span></text:p>
            </draw:text-box>
          </draw:frame>
          <draw:custom-shape draw:style-name="gr4" draw:text-style-name="P2" draw:layer="layout" svg:width="0.486cm" svg:height="2.333cm" draw:transform="skewX (-0.00296705972839036) rotate (1.5707963267949) translate (4.674cm 8.621cm)">
            <text:p/>
            <draw:enhanced-geometry svg:viewBox="0 0 21600 21600" draw:glue-points="21600 0 0 10800 21600 21600" draw:text-areas="13800 ?f9 21600 ?f10" draw:type="left-brace" draw:modifiers="1800 10698.200514138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" draw:text-style-name="P6" draw:layer="layout" svg:width="4.572cm" svg:height="2.032cm" svg:x="2.586cm" svg:y="9.652cm">
            <draw:text-box>
              <text:p text:style-name="P5"><text:span text:style-name="T2">File type:</text:span><text:span text:style-name="T2"><text:line-break/></text:span><text:span text:style-name="T3">“</text:span><text:span text:style-name="T4">d” = dir</text:span><text:span text:style-name="T4"><text:line-break/></text:span><text:span text:style-name="T5">“</text:span><text:span text:style-name="T6">-” = regular file</text:span></text:p>
            </draw:text-box>
          </draw:frame>
          <draw:frame draw:style-name="gr6" draw:text-style-name="P6" draw:layer="layout" svg:width="3.302cm" svg:height="1.427cm" svg:x="6.858cm" svg:y="10.087cm">
            <draw:text-box>
              <text:p text:style-name="P5"><text:span text:style-name="T1">Nr. of files</text:span><text:span text:style-name="T1"><text:line-break/></text:span><text:span text:style-name="T6">(top-level)</text:span></text:p>
            </draw:text-box>
          </draw:frame>
          <draw:line draw:style-name="gr2" draw:text-style-name="P2" draw:layer="layout" svg:x1="8.89cm" svg:y1="7.974cm" svg:x2="8.89cm" svg:y2="8.482cm">
            <text:p/>
          </draw:line>
          <draw:frame draw:style-name="gr7" draw:text-style-name="P7" draw:layer="layout" svg:width="4.254cm" svg:height="2.032cm" svg:x="16.574cm" svg:y="9.144cm">
            <draw:text-box>
              <text:p text:style-name="P5"><text:span text:style-name="T5">(starting with a</text:span><text:span text:style-name="T5"><text:line-break/></text:span><text:span text:style-name="T5">“.” = hidden)</text:span></text:p>
            </draw:text-box>
          </draw:frame>
          <draw:line draw:style-name="gr2" draw:text-style-name="P2" draw:layer="layout" svg:x1="10.79cm" svg:y1="7.966cm" svg:x2="10.79cm" svg:y2="8.474cm">
            <text:p/>
          </draw:line>
          <draw:frame draw:style-name="gr3" draw:text-style-name="P4" draw:layer="layout" svg:width="2.286cm" svg:height="0.839cm" svg:x="9.774cm" svg:y="8.374cm">
            <draw:text-box>
              <text:p text:style-name="P3"><text:span text:style-name="T1">group</text:span></text:p>
            </draw:text-box>
          </draw:frame>
          <draw:line draw:style-name="gr2" draw:text-style-name="P2" draw:layer="layout" svg:x1="12.69cm" svg:y1="7.958cm" svg:x2="12.69cm" svg:y2="8.466cm">
            <text:p/>
          </draw:line>
          <draw:frame draw:style-name="gr3" draw:text-style-name="P4" draw:layer="layout" svg:width="2.286cm" svg:height="0.839cm" svg:x="11.674cm" svg:y="8.366cm">
            <draw:text-box>
              <text:p text:style-name="P3"><text:span text:style-name="T1">size</text:span></text:p>
            </draw:text-box>
          </draw:frame>
          <draw:line draw:style-name="gr2" draw:text-style-name="P2" draw:layer="layout" svg:x1="17.99cm" svg:y1="7.95cm" svg:x2="17.99cm" svg:y2="8.458cm">
            <text:p/>
          </draw:line>
          <draw:frame draw:style-name="gr6" draw:text-style-name="P4" draw:layer="layout" svg:width="3.092cm" svg:height="1.427cm" svg:x="16.574cm" svg:y="8.358cm">
            <draw:text-box>
              <text:p text:style-name="P3"><text:span text:style-name="T1">name</text:span></text:p>
            </draw:text-box>
          </draw:frame>
          <draw:custom-shape draw:style-name="gr8" draw:text-style-name="P2" draw:layer="layout" svg:width="0.486cm" svg:height="3.048cm" draw:transform="skewX (-0.00296705972839036) rotate (1.5707963267949) translate (13.208cm 8.621cm)">
            <text:p/>
            <draw:enhanced-geometry svg:viewBox="0 0 21600 21600" draw:glue-points="21600 0 0 10800 21600 21600" draw:text-areas="13800 ?f9 21600 ?f10" draw:type="left-brace" draw:modifiers="1800 10698.2005141388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9" draw:text-style-name="P8" draw:layer="layout" svg:width="3.448cm" svg:height="1.427cm" svg:x="17.888cm" svg:y="3.145cm">
            <draw:text-box>
              <text:p text:style-name="P5"><text:span text:style-name="T6">working dir</text:span><text:span text:style-name="T6"><text:line-break/></text:span><text:span text:style-name="T6"/></text:p>
            </draw:text-box>
          </draw:frame>
          <draw:frame draw:style-name="gr10" draw:text-style-name="P4" draw:layer="layout" svg:width="2.936cm" svg:height="1.439cm" svg:x="13.274cm" svg:y="8.667cm">
            <draw:text-box>
              <text:p text:style-name="P3"><text:span text:style-name="T1">last</text:span><text:span text:style-name="T1"><text:line-break/></text:span><text:span text:style-name="T1">modified</text:span></text:p>
            </draw:text-box>
          </draw:frame>
          <draw:frame draw:style-name="gr11" draw:text-style-name="P9" draw:layer="layout" svg:width="2.949cm" svg:height="0.84cm" svg:x="17.926cm" svg:y="3.91cm">
            <draw:text-box>
              <text:p><text:span text:style-name="T6">parent dir</text:span></text:p>
            </draw:text-box>
          </draw:frame>
          <draw:frame draw:style-name="gr3" draw:text-style-name="P4" draw:layer="layout" svg:width="2.286cm" svg:height="0.839cm" svg:x="7.774cm" svg:y="8.375cm">
            <draw:text-box>
              <text:p text:style-name="P3"><text:span text:style-name="T1">owner</text:span></text:p>
            </draw:text-box>
          </draw:frame>
          <draw:line draw:style-name="gr2" draw:text-style-name="P2" draw:layer="layout" svg:x1="7.643cm" svg:y1="8.128cm" svg:x2="8.128cm" svg:y2="10.087cm">
            <text:p/>
          </draw:line>
          <draw:line draw:style-name="gr2" draw:text-style-name="P2" draw:layer="layout" svg:x1="17.272cm" svg:y1="3.556cm" svg:x2="18.034cm" svg:y2="3.556cm">
            <text:p/>
          </draw:line>
          <draw:line draw:style-name="gr2" draw:text-style-name="P2" draw:layer="layout" svg:x1="17.272cm" svg:y1="4.356cm" svg:x2="18.034cm" svg:y2="4.356cm">
            <text:p/>
          </draw:line>
        </draw:g>
        <draw:frame draw:style-name="gr12" draw:text-style-name="P1" draw:layer="layout" svg:width="3.026cm" svg:height="1.735cm" svg:x="4.826cm" svg:y="12.997cm">
          <draw:image xlink:href="Pictures/100002010000008F00000052D4E8FE1326FF5055.png" xlink:type="simple" xlink:show="embed" xlink:actuate="onLoad" loext:mime-type="image/png">
            <text:p/>
          </draw:image>
        </draw:frame>
        <draw:custom-shape draw:style-name="gr13" draw:text-style-name="P10" draw:layer="layout" svg:width="0.252cm" svg:height="1.016cm" draw:transform="skewX (-0.00296705972839036) rotate (1.5707963267949) translate (4.726cm 15.04cm)">
          <text:p/>
          <draw:enhanced-geometry svg:viewBox="0 0 21600 21600" draw:glue-points="21600 0 0 10800 21600 21600" draw:text-areas="13800 ?f9 21600 ?f10" draw:type="left-brace" draw:modifiers="1800 10698.20051413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0" draw:layer="layout" svg:width="0.252cm" svg:height="1.016cm" draw:transform="skewX (-0.00296705972839036) rotate (1.5707963267949) translate (5.827cm 15.039cm)">
          <text:p/>
          <draw:enhanced-geometry svg:viewBox="0 0 21600 21600" draw:glue-points="21600 0 0 10800 21600 21600" draw:text-areas="13800 ?f9 21600 ?f10" draw:type="left-brace" draw:modifiers="1800 10698.20051413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0" draw:layer="layout" svg:width="0.252cm" svg:height="1.016cm" draw:transform="skewX (-0.00296705972839036) rotate (1.5707963267949) translate (6.928cm 15.038cm)">
          <text:p/>
          <draw:enhanced-geometry svg:viewBox="0 0 21600 21600" draw:glue-points="21600 0 0 10800 21600 21600" draw:text-areas="13800 ?f9 21600 ?f10" draw:type="left-brace" draw:modifiers="1800 10698.20051413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1" draw:layer="layout" svg:width="2.286cm" svg:height="0.839cm" svg:x="3.764cm" svg:y="14.986cm">
          <draw:text-box>
            <text:p text:style-name="P3"><text:span text:style-name="T7">owner</text:span></text:p>
          </draw:text-box>
        </draw:frame>
        <draw:frame draw:style-name="gr3" draw:text-style-name="P11" draw:layer="layout" svg:width="2.286cm" svg:height="0.839cm" svg:x="5.164cm" svg:y="14.987cm">
          <draw:text-box>
            <text:p text:style-name="P3"><text:span text:style-name="T7">group</text:span></text:p>
          </draw:text-box>
        </draw:frame>
        <draw:frame draw:style-name="gr3" draw:text-style-name="P11" draw:layer="layout" svg:width="2.286cm" svg:height="0.839cm" svg:x="6.664cm" svg:y="14.988cm">
          <draw:text-box>
            <text:p text:style-name="P3"><text:span text:style-name="T7">others</text:span></text:p>
          </draw:text-box>
        </draw:frame>
        <draw:frame draw:style-name="gr3" draw:text-style-name="P11" draw:layer="layout" svg:width="1.108cm" svg:height="0.839cm" svg:x="4.464cm" svg:y="15.571cm">
          <draw:text-box>
            <text:p text:style-name="P3"><text:span text:style-name="T7">(u)</text:span></text:p>
          </draw:text-box>
        </draw:frame>
        <draw:frame draw:style-name="gr3" draw:text-style-name="P11" draw:layer="layout" svg:width="1.108cm" svg:height="0.839cm" svg:x="5.664cm" svg:y="15.572cm">
          <draw:text-box>
            <text:p text:style-name="P3"><text:span text:style-name="T7">(g)</text:span></text:p>
          </draw:text-box>
        </draw:frame>
        <draw:frame draw:style-name="gr3" draw:text-style-name="P11" draw:layer="layout" svg:width="1.108cm" svg:height="0.839cm" svg:x="7.064cm" svg:y="15.573cm">
          <draw:text-box>
            <text:p text:style-name="P3"><text:span text:style-name="T7">(o)</text:span></text:p>
          </draw:text-box>
        </draw:frame>
        <draw:frame draw:style-name="gr14" draw:text-style-name="P12" draw:layer="layout" svg:width="2.794cm" svg:height="2.299cm" svg:x="8.328cm" svg:y="12.8cm">
          <draw:text-box>
            <text:p text:style-name="P5"><text:span text:style-name="T8">r: read</text:span><text:span text:style-name="T8"><text:line-break/></text:span><text:span text:style-name="T8">w: write</text:span><text:span text:style-name="T8"><text:line-break/></text:span><text:span text:style-name="T8">x: execute</text:span></text:p>
            <text:p text:style-name="P5"><text:span text:style-name="T8">-: not set</text:span></text:p>
          </draw:text-box>
        </draw:frame>
        <draw:custom-shape draw:style-name="gr15" draw:text-style-name="P1" draw:layer="layout" svg:width="2.54cm" svg:height="2.286cm" svg:x="8.328cm" svg:y="1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0.252cm" svg:height="3.556cm" draw:transform="skewX (-0.00296705972839036) rotate (1.5707963267949) translate (4.572cm 16.735cm)">
          <text:p/>
          <draw:enhanced-geometry svg:viewBox="0 0 21600 21600" draw:glue-points="21600 0 0 10800 21600 21600" draw:text-areas="13800 ?f9 21600 ?f10" draw:type="left-brace" draw:modifiers="1800 10698.200514138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11" draw:layer="layout" svg:width="2.286cm" svg:height="0.839cm" svg:x="5.164cm" svg:y="16.677cm">
          <draw:text-box>
            <text:p text:style-name="P3"><text:span text:style-name="T7">all</text:span></text:p>
          </draw:text-box>
        </draw:frame>
        <draw:frame draw:style-name="gr3" draw:text-style-name="P11" draw:layer="layout" svg:width="1.108cm" svg:height="0.839cm" svg:x="5.75cm" svg:y="17.195cm">
          <draw:text-box>
            <text:p text:style-name="P3"><text:span text:style-name="T7">(a)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1T19:49:33.120797558</meta:creation-date>
    <dc:title>jelmer_base</dc:title>
    <meta:editing-duration>PT56M58S</meta:editing-duration>
    <meta:editing-cycles>5</meta:editing-cycles>
    <meta:generator>LibreOffice/6.4.6.2$Linux_X86_64 LibreOffice_project/40$Build-2</meta:generator>
    <meta:initial-creator>Jelmer Poelstra</meta:initial-creator>
    <dc:date>2021-01-21T11:17:23.488212405</dc:date>
    <dc:creator>Jelmer Poelstra</dc:creator>
    <meta:document-statistic meta:object-count="61"/>
  </office:meta>
</office:document-meta>
</file>